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a53" officeooo:paragraph-rsid="00022a53"/>
    </style:style>
    <style:style style:name="P2" style:family="paragraph" style:parent-style-name="Standard">
      <style:text-properties officeooo:rsid="0003e526" officeooo:paragraph-rsid="0003e526"/>
    </style:style>
    <style:style style:name="P3" style:family="paragraph" style:parent-style-name="Standard">
      <style:text-properties officeooo:rsid="00057854" officeooo:paragraph-rsid="000578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e526"/>
    </style:style>
    <style:style style:name="T4" style:family="text">
      <style:text-properties officeooo:rsid="00057854"/>
    </style:style>
    <style:style style:name="T5" style:family="text">
      <style:text-properties officeooo:rsid="0005d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 Create a 5 * 5 identity matrix using numpy.</text:p>
      <text:p text:style-name="P1"/>
      <text:p text:style-name="P1">2. print(min(max(False,-1,0)))</text:p>
      <text:p text:style-name="P1"/>
      <text:p text:style-name="P1">3. (2**3)**2<text:line-break/> <text:s text:c="3"/>2**(3**2)</text:p>
      <text:p text:style-name="P1"/>
      <text:p text:style-name="P1">4. Define a function <text:span text:style-name="T2">ai1104classstrength</text:span> which returns 32.</text:p>
      <text:p text:style-name="P1"/>
      <text:p text:style-name="P1">5. t = [1,2.4,3]</text:p>
      <text:p text:style-name="P1"><text:s text:c="4"/>print(t[1:-1])</text:p>
      <text:p text:style-name="P1"/>
      <text:p text:style-name="P1">6. <text:span text:style-name="T3">Mention the data types which are value immutable in python <text:s/></text:span></text:p>
      <text:p text:style-name="P1"/>
      <text:p text:style-name="P2">7. <text:s/>Regional expressio<text:span text:style-name="T4">ns – </text:span><text:span text:style-name="T5">re </text:span></text:p>
      <text:p text:style-name="P2"/>
      <text:p text:style-name="P3">8. <text:s/>Single line mentions - <text:span text:style-name="T5">#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22a53" officeooo:paragraph-rsid="00022a53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59"/><text:span text:style-name="MT1">AI1104 Question Pape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8:51:46.705104213</meta:creation-date>
    <dc:date>2023-06-12T19:34:32.543568991</dc:date>
    <meta:editing-duration>PT12M15S</meta:editing-duration>
    <meta:editing-cycles>1</meta:editing-cycles>
    <meta:document-statistic meta:table-count="0" meta:image-count="0" meta:object-count="0" meta:page-count="1" meta:paragraph-count="10" meta:word-count="52" meta:character-count="395" meta:non-whitespace-character-count="280"/>
    <meta:generator>LibreOffice/7.3.7.2$Linux_X86_64 LibreOffice_project/30$Build-2</meta:generator>
  </office:meta>
</office:document-meta>
</file>